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0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gr8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6.029cm" svg:height="1.397cm" svg:x="4.835cm" svg:y="4.988cm">
          <text:p text:style-name="P1">existing logfile data on primary (30 - 33)</text:p>
          <draw:enhanced-geometry svg:viewBox="0 0 21600 21600" draw:type="rectangle" draw:enhanced-path="M 0 0 L 21600 0 21600 21600 0 21600 0 0 Z N"/>
        </draw:custom-shape>
        <draw:frame draw:style-name="gr2" draw:layer="layout" svg:width="2.614cm" svg:height="1.027cm" svg:x="1.242cm" svg:y="2.254cm">
          <draw:text-box>
            <text:p>primary</text:p>
          </draw:text-box>
        </draw:frame>
        <draw:frame draw:style-name="gr3" draw:layer="layout" svg:width="3.423cm" svg:height="0.962cm" svg:x="1.437cm" svg:y="12.012cm">
          <draw:text-box>
            <text:p>secondary</text:p>
          </draw:text-box>
        </draw:frame>
        <draw:frame draw:style-name="gr3" draw:layer="layout" svg:width="3.457cm" svg:height="0.962cm" svg:x="32.653cm" svg:y="1.365cm">
          <draw:text-box>
            <text:p>replay-pos</text:p>
          </draw:text-box>
        </draw:frame>
        <draw:frame draw:style-name="gr3" draw:layer="layout" svg:width="3.563cm" svg:height="0.962cm" svg:x="38.434cm" svg:y="1.435cm">
          <draw:text-box>
            <text:p>replay-size</text:p>
          </draw:text-box>
        </draw:frame>
        <draw:line draw:style-name="gr4" draw:text-style-name="P2" draw:layer="layout" svg:x1="34.646cm" svg:y1="3.855cm" svg:x2="40.885cm" svg:y2="3.822cm">
          <text:p/>
        </draw:line>
        <draw:frame draw:style-name="gr5" draw:layer="layout" svg:width="3.495cm" svg:height="1.158cm" svg:x="35.755cm" svg:y="2.94cm">
          <draw:text-box>
            <text:p>replay-rest</text:p>
          </draw:text-box>
        </draw:frame>
        <draw:frame draw:style-name="gr3" draw:layer="layout" svg:width="3.601cm" svg:height="1.673cm" svg:x="38.975cm" svg:y="11.776cm">
          <draw:text-box>
            <text:p>fetch-size<text:line-break/>(4330 MiB)</text:p>
          </draw:text-box>
        </draw:frame>
        <draw:frame draw:style-name="gr3" draw:layer="layout" svg:width="7.076cm" svg:height="0.962cm" svg:x="24.518cm" svg:y="11.998cm">
          <draw:text-box>
            <text:p>fetch-pos = replay-size </text:p>
          </draw:text-box>
        </draw:frame>
        <draw:frame draw:style-name="gr3" draw:layer="layout" svg:width="3.148cm" svg:height="1.673cm" svg:x="35.496cm" svg:y="9.791cm">
          <draw:text-box>
            <text:p>fetch-rest<text:line-break/>(770MiB)</text:p>
          </draw:text-box>
        </draw:frame>
        <draw:frame draw:style-name="gr3" draw:layer="layout" svg:width="3.601cm" svg:height="1.673cm" svg:x="19.221cm" svg:y="11.912cm">
          <draw:text-box>
            <text:p>replay-pos<text:line-break/>(3328 MiB)</text:p>
          </draw:text-box>
        </draw:frame>
        <draw:frame draw:style-name="gr3" draw:layer="layout" svg:width="3.495cm" svg:height="1.673cm" svg:x="22.699cm" svg:y="9.785cm">
          <draw:text-box>
            <text:p>replay-rest<text:line-break/>(233 MiB)</text:p>
          </draw:text-box>
        </draw:frame>
        <draw:custom-shape draw:style-name="gr1" draw:text-style-name="P2" draw:layer="layout" svg:width="21.2cm" svg:height="1.397cm" svg:x="6.337cm" svg:y="7.187cm">
          <text:p text:style-name="P1">existing logfile data on secondary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cm" svg:y1="6.696cm" svg:x2="49.8cm" svg:y2="6.827cm">
          <text:p/>
        </draw:line>
        <draw:line draw:style-name="gr4" draw:text-style-name="P2" draw:layer="layout" svg:x1="40.885cm" svg:y1="2.45cm" svg:x2="40.852cm" svg:y2="4.834cm">
          <text:p/>
        </draw:line>
        <draw:line draw:style-name="gr4" draw:text-style-name="P2" draw:layer="layout" svg:x1="34.548cm" svg:y1="2.45cm" svg:x2="34.58cm" svg:y2="4.965cm">
          <text:p/>
        </draw:line>
        <draw:line draw:style-name="gr4" draw:text-style-name="P2" draw:layer="layout" svg:x1="40.929cm" svg:y1="11.792cm" svg:x2="40.885cm" svg:y2="8.558cm">
          <text:p/>
        </draw:line>
        <draw:line draw:style-name="gr4" draw:text-style-name="P2" draw:layer="layout" svg:x1="27.569cm" svg:y1="12.086cm" svg:x2="27.506cm" svg:y2="8.591cm">
          <text:p/>
        </draw:line>
        <draw:line draw:style-name="gr4" draw:text-style-name="P2" draw:layer="layout" svg:x1="27.569cm" svg:y1="9.898cm" svg:x2="40.864cm" svg:y2="9.832cm">
          <text:p/>
        </draw:line>
        <draw:line draw:style-name="gr4" draw:text-style-name="P2" draw:layer="layout" svg:x1="20.294cm" svg:y1="11.988cm" svg:x2="20.282cm" svg:y2="8.722cm">
          <text:p/>
        </draw:line>
        <draw:line draw:style-name="gr4" draw:text-style-name="P2" draw:layer="layout" svg:x1="20.315cm" svg:y1="9.932cm" svg:x2="27.569cm" svg:y2="9.93cm">
          <text:p/>
        </draw:line>
        <draw:line draw:style-name="gr7" draw:text-style-name="P2" draw:layer="layout" svg:x1="4.835cm" svg:y1="5.065cm" svg:x2="4.802cm" svg:y2="14.897cm">
          <text:p/>
        </draw:line>
        <draw:line draw:style-name="gr7" draw:text-style-name="P2" draw:layer="layout" svg:x1="18.781cm" svg:y1="5.06cm" svg:x2="18.748cm" svg:y2="14.892cm">
          <text:p/>
        </draw:line>
        <draw:line draw:style-name="gr8" draw:text-style-name="P2" draw:layer="layout" svg:x1="4.835cm" svg:y1="13.719cm" svg:x2="18.684cm" svg:y2="13.654cm">
          <text:p/>
        </draw:line>
        <draw:frame draw:style-name="gr3" draw:layer="layout" svg:width="3.067cm" svg:height="0.962cm" svg:x="9.668cm" svg:y="12.543cm">
          <draw:text-box>
            <text:p>delet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Liepold</meta:initial-creator>
    <meta:creation-date>2014-03-25T09:32:22</meta:creation-date>
    <dc:date>2014-03-27T10:55:02</dc:date>
    <dc:creator>Frank Liepold</dc:creator>
    <meta:editing-duration>P2DT1H6M27S</meta:editing-duration>
    <meta:editing-cycles>9</meta:editing-cycles>
    <meta:generator>LibreOffice/3.5$Linux_X86_64 LibreOffice_project/350m1$Build-2</meta:generator>
    <meta:document-statistic meta:object-count="25"/>
  </office:meta>
</office:document-meta>
</file>